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9pt" style:font-size-asian="7.84999990463257pt" style:font-size-complex="9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llo, world. I am Onwuka but you can call me onlooker. I try to look at things as an observer. I try to not have any more bias in the different day to day things than I already do. </text:p>
      <text:p text:style-name="P1"/>
      <text:p text:style-name="P1">This brings me to my first point. It is my assumption here that we all have inherent biases. Some are more pronounced than others but we all probably have some kind of a bias or anoth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columns fo:column-count="2" fo:column-gap="0in">
          <style:column style:rel-width="4986*" fo:start-indent="0in" fo:end-indent="0in"/>
          <style:column style:rel-width="4986*" fo:start-indent="0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Hello, world is just a test document. It is not a legal contract.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u </meta:initial-creator>
    <meta:creation-date>2012-09-22T10:29:27</meta:creation-date>
    <meta:generator>LibreOffice/3.5$Linux_x86 LibreOffice_project/350m1$Build-2</meta:generator>
    <dc:date>2012-09-22T18:02:14</dc:date>
    <dc:creator>ku </dc:creator>
    <meta:editing-duration>PT7H29M58S</meta:editing-duration>
    <meta:editing-cycles>3</meta:editing-cycles>
    <meta:document-statistic meta:table-count="0" meta:image-count="0" meta:object-count="0" meta:page-count="1" meta:paragraph-count="3" meta:word-count="88" meta:character-count="435" meta:non-whitespace-character-count="347"/>
  </office:meta>
</office:document-meta>
</file>